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Roboto" svg:font-family="Roboto, RobotoDraft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965cm" fo:margin-left="0.101cm" table:align="left" style:writing-mode="lr-tb"/>
    </style:style>
    <style:style style:name="Таблица1.A" style:family="table-column">
      <style:table-column-properties style:column-width="1.353cm"/>
    </style:style>
    <style:style style:name="Таблица1.B" style:family="table-column">
      <style:table-column-properties style:column-width="4.763cm"/>
    </style:style>
    <style:style style:name="Таблица1.C" style:family="table-column">
      <style:table-column-properties style:column-width="2.822cm"/>
    </style:style>
    <style:style style:name="Таблица1.D" style:family="table-column">
      <style:table-column-properties style:column-width="3.704cm"/>
    </style:style>
    <style:style style:name="Таблица1.E" style:family="table-column">
      <style:table-column-properties style:column-width="6.32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background-color="#cccc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E1" style:family="table-cell">
      <style:table-cell-properties style:vertical-align="top" fo:background-color="#cccc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" style:family="table">
      <style:table-properties style:width="27.681cm" table:align="left" style:writing-mode="lr-tb"/>
    </style:style>
    <style:style style:name="Таблица2.A" style:family="table-column">
      <style:table-column-properties style:column-width="2.353cm"/>
    </style:style>
    <style:style style:name="Таблица2.B" style:family="table-column">
      <style:table-column-properties style:column-width="3.122cm"/>
    </style:style>
    <style:style style:name="Таблица2.C" style:family="table-column">
      <style:table-column-properties style:column-width="3.785cm"/>
    </style:style>
    <style:style style:name="Таблица2.D" style:family="table-column">
      <style:table-column-properties style:column-width="5.759cm"/>
    </style:style>
    <style:style style:name="Таблица2.E" style:family="table-column">
      <style:table-column-properties style:column-width="5.038cm"/>
    </style:style>
    <style:style style:name="Таблица2.F" style:family="table-column">
      <style:table-column-properties style:column-width="4.272cm"/>
    </style:style>
    <style:style style:name="Таблица2.G" style:family="table-column">
      <style:table-column-properties style:column-width="3.35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background-color="#bfbfb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G1" style:family="table-cell">
      <style:table-cell-properties style:vertical-align="top" fo:background-color="#bfbfb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G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G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line-height-at-least="0.423cm"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style:snap-to-layout-grid="false"/>
      <style:text-properties style:font-name="TimesNewRomanPSMT" fo:font-size="15pt" fo:font-weight="normal" style:font-name-asian="TimesNewRomanPSMT" style:font-size-asian="15pt" style:font-weight-asian="normal" style:font-name-complex="TimesNewRomanPSMT" style:font-size-complex="15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5pt" style:font-name-asian="TimesNewRomanPSMT" style:font-size-asian="15pt" style:font-name-complex="TimesNewRomanPSMT" style:font-size-complex="15pt"/>
    </style:style>
    <style:style style:name="P5" style:family="paragraph" style:parent-style-name="Standard">
      <style:paragraph-properties style:text-autospace="none"/>
      <style:text-properties style:font-name="TimesNewRomanPSMT" fo:font-size="15pt" style:font-name-asian="TimesNewRomanPSMT" style:font-size-asian="15pt" style:font-name-complex="TimesNewRomanPSMT" style:font-size-complex="15pt"/>
    </style:style>
    <style:style style:name="P6" style:family="paragraph" style:parent-style-name="Standard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8" style:family="paragraph" style:parent-style-name="Standard">
      <style:paragraph-properties fo:text-align="start" style:justify-single-word="false" style:text-autospace="none" style:snap-to-layout-gri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9" style:family="paragraph" style:parent-style-name="Standard">
      <style:paragraph-properties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0" style:family="paragraph" style:parent-style-name="Standard">
      <style:text-properties fo:color="#ff0000" fo:language="bg" fo:country="BG" fo:background-color="#ffff00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NewRomanPS-BoldMT" fo:font-size="10pt" fo:language="ru" fo:country="RU" fo:font-weight="bold" style:font-name-asian="TimesNewRomanPS-BoldMT" style:font-size-asian="10pt" style:font-weight-asian="bold" style:font-name-complex="TimesNewRomanPS-BoldMT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ru" fo:country="RU"/>
    </style:style>
    <style:style style:name="P14" style:family="paragraph" style:parent-style-name="Standard">
      <style:paragraph-properties fo:text-align="start" style:justify-single-word="false" style:text-autospace="none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fo:margin-left="0.762cm" fo:margin-right="0cm" fo:text-indent="0cm" style:auto-text-indent="false"/>
    </style:style>
    <style:style style:name="P18" style:family="paragraph" style:parent-style-name="Standard">
      <style:paragraph-properties fo:margin-left="0.76cm" fo:margin-right="0cm" fo:margin-top="0cm" fo:margin-bottom="0cm" fo:text-indent="0cm" style:auto-text-indent="false"/>
    </style:style>
    <style:style style:name="P19" style:family="paragraph" style:parent-style-name="Standard">
      <style:paragraph-properties fo:margin-left="0.76cm" fo:margin-right="0cm" fo:margin-top="0cm" fo:margin-bottom="0.711cm" fo:text-indent="0cm" style:auto-text-indent="false"/>
    </style:style>
    <style:style style:name="P20" style:family="paragraph" style:parent-style-name="Standard">
      <style:paragraph-properties fo:margin-left="0.76cm" fo:margin-right="0cm" fo:margin-top="0cm" fo:margin-bottom="0.7cm" fo:text-indent="0cm" style:auto-text-indent="fals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21" style:family="paragraph" style:parent-style-name="Standard">
      <style:paragraph-properties fo:margin-left="1.016cm" fo:margin-right="0cm" fo:text-indent="0cm" style:auto-text-indent="false"/>
    </style:style>
    <style:style style:name="P22" style:family="paragraph" style:parent-style-name="Standard" style:master-page-name="Standard">
      <style:paragraph-properties style:line-height-at-least="0.423cm" fo:text-align="center" style:justify-single-word="false" style:page-number="auto"/>
      <style:text-properties fo:text-transform="uppercase" fo:font-size="26pt" fo:language="bg" fo:country="BG" fo:font-weight="bold" style:font-size-asian="26pt" style:font-weight-asian="bold" style:font-size-complex="26pt"/>
    </style:style>
    <style:style style:name="P23" style:family="paragraph" style:parent-style-name="Text_20_body">
      <style:paragraph-properties style:line-height-at-least="0.423cm" fo:text-align="center" style:justify-single-word="false"/>
      <style:text-properties fo:font-size="14pt" fo:language="en" fo:country="US" style:font-size-asian="14pt"/>
    </style:style>
    <style:style style:name="P24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style:snap-to-layout-grid="false"/>
      <style:text-properties style:font-name="TimesNewRomanPSMT" fo:font-size="15pt" fo:font-weight="normal" style:font-name-asian="TimesNewRomanPSMT" style:font-size-asian="15pt" style:font-weight-asian="normal" style:font-name-complex="TimesNewRomanPSMT" style:font-size-complex="15pt"/>
    </style:style>
    <style:style style:name="P26" style:family="paragraph" style:parent-style-name="Text_20_body">
      <style:text-properties fo:language="bg" fo:country="BG"/>
    </style:style>
    <style:style style:name="P27" style:family="paragraph" style:parent-style-name="Text_20_body">
      <style:paragraph-properties fo:text-align="justify" style:justify-single-word="false"/>
      <style:text-properties fo:language="bg" fo:country="BG"/>
    </style:style>
    <style:style style:name="P28" style:family="paragraph" style:parent-style-name="Text_20_body">
      <style:paragraph-properties fo:text-align="center" style:justify-single-word="false"/>
      <style:text-properties fo:font-weight="normal" style:font-weight-asian="normal"/>
    </style:style>
    <style:style style:name="P29" style:family="paragraph" style:parent-style-name="Text_20_body">
      <style:paragraph-properties>
        <style:tab-stops>
          <style:tab-stop style:position="1.111cm"/>
        </style:tab-stops>
      </style:paragraph-properties>
      <style:text-properties fo:color="#000000" fo:font-size="15pt" fo:language="bg" fo:country="BG" fo:font-weight="normal" style:font-size-asian="15pt" style:font-weight-asian="normal" style:font-size-complex="15pt" style:font-weight-complex="normal"/>
    </style:style>
    <style:style style:name="P30" style:family="paragraph" style:parent-style-name="Text_20_body">
      <style:text-properties fo:font-size="15pt" fo:language="bg" fo:country="BG" fo:font-weight="normal" style:font-size-asian="15pt" style:font-weight-asian="normal" style:font-size-complex="15pt"/>
    </style:style>
    <style:style style:name="P31" style:family="paragraph" style:parent-style-name="Text_20_body">
      <style:paragraph-properties style:snap-to-layout-grid="false"/>
      <style:text-properties fo:font-size="15pt" fo:language="bg" fo:country="BG" fo:font-weight="normal" style:font-size-asian="15pt" style:font-weight-asian="normal" style:font-size-complex="15pt"/>
    </style:style>
    <style:style style:name="P32" style:family="paragraph" style:parent-style-name="Text_20_body">
      <style:paragraph-properties style:snap-to-layout-grid="false"/>
    </style:style>
    <style:style style:name="P33" style:family="paragraph" style:parent-style-name="Text_20_body">
      <style:paragraph-properties fo:margin-top="0cm" fo:margin-bottom="0cm" style:line-height-at-least="0.423cm" fo:text-align="center" style:justify-single-word="false"/>
      <style:text-properties fo:font-size="14pt" fo:language="en" fo:country="US" style:font-size-asian="14pt"/>
    </style:style>
    <style:style style:name="P34" style:family="paragraph" style:parent-style-name="Text_20_body">
      <style:paragraph-properties fo:margin-top="0cm" fo:margin-bottom="0.499cm" style:line-height-at-least="0.423cm" fo:text-align="center" style:justify-single-word="false"/>
      <style:text-properties fo:font-size="14pt" fo:language="en" fo:country="US" style:font-size-asian="14pt"/>
    </style:style>
    <style:style style:name="P35" style:family="paragraph" style:parent-style-name="Text_20_body">
      <style:paragraph-properties fo:margin-left="0.762cm" fo:margin-right="0cm" fo:text-indent="0cm" style:auto-text-indent="false"/>
    </style:style>
    <style:style style:name="P36" style:family="paragraph" style:parent-style-name="Text_20_body">
      <style:paragraph-properties fo:margin-left="0.762cm" fo:margin-right="0cm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 style:parent-style-name="Text_20_body">
      <style:paragraph-properties fo:margin-left="0.762cm" fo:margin-right="0cm" fo:margin-top="0cm" fo:margin-bottom="0.499cm" fo:text-indent="0cm" style:auto-text-indent="false"/>
      <style:text-properties fo:font-size="16pt" fo:language="bg" fo:country="BG" fo:font-weight="normal" style:font-size-asian="16pt" style:font-weight-asian="normal" style:font-size-complex="16pt" style:font-weight-complex="normal"/>
    </style:style>
    <style:style style:name="P38" style:family="paragraph" style:parent-style-name="Text_20_body">
      <style:paragraph-properties fo:margin-left="0.76cm" fo:margin-right="0cm" fo:margin-top="0cm" fo:margin-bottom="0.212cm" fo:text-indent="0cm" style:auto-text-indent="false"/>
    </style:style>
    <style:style style:name="P39" style:family="paragraph" style:parent-style-name="Text_20_body">
      <style:paragraph-properties fo:margin-left="0.76cm" fo:margin-right="0cm" fo:margin-top="0cm" fo:margin-bottom="0.212cm" fo:text-indent="0cm" style:auto-text-indent="false"/>
      <style:text-properties fo:font-size="16pt" fo:language="bg" fo:country="BG" fo:font-weight="normal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margin-left="0.76cm" fo:margin-right="0cm" fo:margin-top="0cm" fo:margin-bottom="0.011cm" fo:text-indent="0cm" style:auto-text-indent="false"/>
      <style:text-properties fo:font-size="16pt" fo:language="bg" fo:country="BG" fo:font-weight="normal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margin-left="0.76cm" fo:margin-right="0cm" fo:margin-top="0cm" fo:margin-bottom="0.711cm" fo:text-indent="0cm" style:auto-text-indent="false"/>
      <style:text-properties fo:font-size="16pt" fo:language="bg" fo:country="BG" fo:font-weight="normal" style:font-size-asian="16pt" style:font-weight-asian="normal" style:font-size-complex="16pt" style:font-weight-complex="normal"/>
    </style:style>
    <style:style style:name="P42" style:family="paragraph" style:parent-style-name="Text_20_body">
      <style:paragraph-properties fo:margin-left="0.76cm" fo:margin-right="0cm" fo:margin-top="0cm" fo:margin-bottom="0cm" fo:text-indent="0cm" style:auto-text-indent="false"/>
      <style:text-properties style:font-name="TimesNewRomanPSMT" fo:font-size="16pt" fo:language="bg" fo:country="BG" fo:font-weight="normal" style:font-name-asian="TimesNewRomanPSMT" style:font-size-asian="16pt" style:font-weight-asian="normal" style:font-name-complex="TimesNewRomanPSMT" style:font-size-complex="16pt" style:font-weight-complex="normal"/>
    </style:style>
    <style:style style:name="P43" style:family="paragraph" style:parent-style-name="Text_20_body">
      <style:paragraph-properties fo:margin-left="0cm" fo:margin-right="0.353cm" fo:orphans="2" fo:widows="2" fo:text-indent="0cm" style:auto-text-indent="false" style:writing-mode="lr-tb"/>
      <style:text-properties fo:font-size="15pt" fo:language="bg" fo:country="BG" fo:font-weight="normal" style:font-size-asian="15pt" style:font-weight-asian="normal" style:font-size-complex="15pt"/>
    </style:style>
    <style:style style:name="P44" style:family="paragraph" style:parent-style-name="Heading_20_2">
      <style:text-properties fo:font-size="16pt" fo:language="bg" fo:country="BG" style:font-size-asian="16pt" style:font-size-complex="16pt"/>
    </style:style>
    <style:style style:name="P45" style:family="paragraph" style:parent-style-name="Heading_20_2">
      <style:text-properties fo:font-size="16pt" fo:language="bg" fo:country="BG" fo:font-weight="normal" style:font-size-asian="16pt" style:font-weight-asian="normal" style:font-size-complex="16pt" style:font-weight-complex="normal"/>
    </style:style>
    <style:style style:name="P46" style:family="paragraph" style:parent-style-name="Heading_20_2">
      <style:paragraph-properties fo:margin-top="0.212cm" fo:margin-bottom="0.212cm" fo:orphans="2" fo:widows="2" fo:keep-with-next="always" style:writing-mode="lr-tb"/>
      <style:text-properties fo:language="bg" fo:country="BG"/>
    </style:style>
    <style:style style:name="P47" style:family="paragraph" style:parent-style-name="Header">
      <style:paragraph-properties fo:text-align="end" style:justify-single-word="false"/>
    </style:style>
    <style:style style:name="P48" style:family="paragraph" style:parent-style-name="Heading_20_1">
      <style:text-properties fo:language="bg" fo:country="BG"/>
    </style:style>
    <style:style style:name="P49" style:family="paragraph" style:parent-style-name="Bullet">
      <style:text-properties fo:color="#ff0000" fo:language="bg" fo:country="BG"/>
    </style:style>
    <style:style style:name="P50" style:family="paragraph" style:parent-style-name="Bullet">
      <style:paragraph-properties style:snap-to-layout-grid="false"/>
      <style:text-properties style:font-name="TimesNewRomanPSMT" fo:font-size="15pt" fo:language="ru" fo:country="RU" style:font-name-asian="TimesNewRomanPSMT" style:font-size-asian="15pt" style:font-name-complex="TimesNewRomanPSMT" style:font-size-complex="15pt"/>
    </style:style>
    <style:style style:name="P51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fo:language="bg" fo:country="BG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language="ru" fo:country="RU" style:font-size-asian="16pt" style:font-size-complex="16pt"/>
    </style:style>
    <style:style style:name="T6" style:family="text">
      <style:text-properties fo:font-size="16pt" fo:language="bg" fo:country="BG" style:font-size-asian="16pt" style:font-size-complex="16pt"/>
    </style:style>
    <style:style style:name="T7" style:family="text">
      <style:text-properties fo:font-size="16pt" fo:language="bg" fo:country="BG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variant="normal" fo:text-transform="none" fo:color="#000000" style:font-name="TimesNewRomanPSMT" fo:font-size="16pt" fo:letter-spacing="normal" fo:language="bg" fo:country="BG" fo:font-style="normal" fo:font-weight="normal" style:font-name-asian="TimesNewRomanPSMT" style:font-size-asian="16pt" style:font-style-asian="normal" style:font-weight-asian="normal" style:font-name-complex="TimesNewRomanPSMT" style:font-size-complex="16pt" style:font-weight-complex="normal"/>
    </style:style>
    <style:style style:name="T12" style:family="text">
      <style:text-properties fo:font-variant="normal" fo:text-transform="none" fo:color="#000000" style:font-name="Roboto" fo:font-size="10pt" fo:letter-spacing="normal" fo:font-style="normal" fo:font-weight="normal" style:font-name-asian="TimesNewRomanPSMT" style:font-size-asian="10pt" style:font-style-asian="normal" style:font-weight-asian="normal" style:font-name-complex="Roboto" style:font-size-complex="10pt"/>
    </style:style>
    <style:style style:name="T13" style:family="text">
      <style:text-properties fo:font-variant="normal" fo:text-transform="none" fo:color="#000000" style:font-name="Roboto" fo:font-size="10pt" fo:letter-spacing="normal" fo:font-style="normal" fo:font-weight="normal" style:font-size-asian="10pt" style:font-style-asian="normal" style:font-weight-asian="normal" style:font-name-complex="Roboto" style:font-size-complex="10pt"/>
    </style:style>
    <style:style style:name="T14" style:family="text">
      <style:text-properties fo:font-variant="normal" fo:text-transform="none" fo:color="#000000" style:font-name="Roboto" fo:font-size="13.5pt" fo:letter-spacing="normal" fo:font-style="normal" fo:font-weight="normal" style:font-size-asian="13.5pt" style:font-style-asian="normal" style:font-weight-asian="normal" style:font-name-complex="Roboto"/>
    </style:style>
    <style:style style:name="T15" style:family="text">
      <style:text-properties fo:color="#000000" fo:font-size="15pt" fo:language="bg" fo:country="BG" fo:font-weight="normal" style:font-size-asian="15pt" style:font-weight-asian="normal" style:font-size-complex="15pt" style:font-weight-complex="normal"/>
    </style:style>
    <style:style style:name="T16" style:family="text">
      <style:text-properties fo:color="#000000" fo:font-size="18pt" fo:language="ru" fo:country="RU" fo:font-weight="bold" style:font-size-asian="18pt" style:font-weight-asian="bold" style:font-size-complex="18pt"/>
    </style:style>
    <style:style style:name="T17" style:family="text">
      <style:text-properties fo:color="#000000" fo:font-size="18pt" fo:font-weight="bold" style:font-size-asian="18pt" style:font-weight-asian="bold" style:font-size-complex="18pt"/>
    </style:style>
    <style:style style:name="T18" style:family="text">
      <style:text-properties fo:color="#000000" style:font-name="TimesNewRomanPS-BoldMT" fo:font-size="10pt" fo:language="ru" fo:country="RU" fo:font-weight="bold" style:font-name-asian="TimesNewRomanPS-BoldMT" style:font-size-asian="10pt" style:font-weight-asian="bold" style:font-name-complex="TimesNewRomanPS-BoldMT" style:font-size-complex="10pt" style:font-weight-complex="normal"/>
    </style:style>
    <style:style style:name="T19" style:family="text">
      <style:text-properties style:font-name="TimesNewRomanPSMT" fo:font-size="16pt" fo:language="bg" fo:country="BG" fo:font-weight="normal" style:font-name-asian="TimesNewRomanPSMT" style:font-size-asian="16pt" style:font-weight-asian="normal" style:font-name-complex="TimesNewRomanPSMT" style:font-size-complex="16pt" style:font-weight-complex="normal"/>
    </style:style>
    <style:style style:name="T20" style:family="text"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T21" style:family="text">
      <style:text-properties style:font-name="TimesNewRomanPSMT" fo:font-size="15pt" fo:language="bg" fo:country="BG" style:font-name-asian="TimesNewRomanPSMT" style:font-size-asian="15pt" style:font-name-complex="TimesNewRomanPSMT" style:font-size-complex="15pt"/>
    </style:style>
    <style:style style:name="T22" style:family="text">
      <style:text-properties style:font-name="TimesNewRomanPSMT" fo:font-size="15pt" style:font-name-asian="TimesNewRomanPSMT" style:font-size-asian="15pt" style:font-name-complex="TimesNewRomanPSMT" style:font-size-complex="15pt"/>
    </style:style>
    <style:style style:name="T23" style:family="text">
      <style:text-properties style:font-name="TimesNewRomanPSMT" fo:font-size="15pt" fo:font-weight="normal" style:font-name-asian="TimesNewRomanPSMT" style:font-size-asian="15pt" style:font-weight-asian="normal" style:font-name-complex="TimesNewRomanPSMT" style:font-size-complex="15pt"/>
    </style:style>
    <style:style style:name="T24" style:family="text">
      <style:text-properties style:font-name="TimesNewRomanPSMT" fo:font-size="15pt" fo:language="ru" fo:country="RU" style:font-name-asian="TimesNewRomanPSMT" style:font-size-asian="15pt" style:font-name-complex="TimesNewRomanPSMT" style:font-size-complex="15pt"/>
    </style:style>
    <style:style style:name="T25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26" style:family="text">
      <style:text-properties style:font-name="TimesNewRomanPSMT" fo:font-size="10pt" fo:language="ru" fo:country="RU" style:font-name-asian="TimesNewRomanPSMT" style:font-size-asian="10pt" style:font-name-complex="TimesNewRomanPSMT" style:font-size-complex="10pt"/>
    </style:style>
    <style:style style:name="T27" style:family="text">
      <style:text-properties style:font-name="TimesNewRomanPSMT" fo:font-size="10pt" fo:language="en" fo:country="US" style:font-name-asian="TimesNewRomanPSMT" style:font-size-asian="10pt" style:font-name-complex="TimesNewRomanPSMT" style:font-size-complex="10pt"/>
    </style:style>
    <style:style style:name="T28" style:family="text">
      <style:text-properties fo:font-size="15pt" fo:language="bg" fo:country="BG" fo:font-weight="normal" style:font-size-asian="15pt" style:font-weight-asian="normal" style:font-size-complex="15pt"/>
    </style:style>
    <style:style style:name="T29" style:family="text">
      <style:text-properties fo:font-size="15pt" fo:language="ru" fo:country="RU" fo:font-weight="normal" style:font-size-asian="15pt" style:font-weight-asian="normal" style:font-size-complex="15pt"/>
    </style:style>
    <style:style style:name="T30" style:family="text">
      <style:text-properties fo:font-size="15pt" fo:font-weight="normal" style:font-size-asian="15pt" style:font-weight-asian="normal" style:font-size-complex="15pt"/>
    </style:style>
    <style:style style:name="T31" style:family="text">
      <style:text-properties fo:color="#ff0000" fo:language="bg" fo:country="BG"/>
    </style:style>
    <style:style style:name="T32" style:family="text">
      <style:text-properties fo:font-weight="bold" style:font-weight-asian="bold"/>
    </style:style>
    <style:style style:name="T33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ТЕСТОВ ПЛАН</text:p>
      <text:p text:style-name="P1"/>
      <text:p text:style-name="P1"/>
      <text:p text:style-name="P23">Car Parking</text:p>
      <text:p text:style-name="P33">Team Rocket</text:p>
      <text:p text:style-name="P34">v1.768</text:p>
      <text:h text:style-name="Heading_20_1" text:outline-level="1" text:is-list-header="true"><text:span text:style-name="T3">Въведение</text:span> </text:h>
      <text:p text:style-name="P17"><text:span text:style-name="T4"><text:s text:c="3"/>Проектът е мобилно приложение, чиято цел е да се намерят ненаселени, вече заети паркинги или складове </text:span><text:span text:style-name="T5">с коли </text:span><text:span text:style-name="T4">в близост до потребителя, в зависимост от местоположението. <text:line-break/> <text:s text:c="2"/>Целта на тестването на платформата е да осигури проста и бърза система за откриване на лесна цел. </text:span></text:p>
      <text:p text:style-name="P2"/>
      <text:h text:style-name="Heading_20_2" text:outline-level="2"><text:span text:style-name="T6">Цел 1 </text:span><text:span text:style-name="T4">/ N</text:span></text:h>
      <text:p text:style-name="P35"><text:span text:style-name="T7">Ще се изтества </text:span><text:span text:style-name="T8">CRUD</text:span><text:span text:style-name="T7"> функционалността, валидацията и сигурността на данните в базата с цел безопасното и сигурно регистриране и логване в системата..</text:span></text:p>
      <text:p text:style-name="P36"/>
      <text:h text:style-name="P44" text:outline-level="2">Цел 2 / Лесно откриване на лесни цели.</text:h>
      <text:p text:style-name="P37">Целта на този тест е потребителите да могат бързо и лесно да откриват лесни цели, без това да им отнема много време и да е максимално разбираемо за всеки един потребител.</text:p>
      <text:h text:style-name="P45" text:outline-level="2">Цел 3 / Точна локация</text:h>
      <text:p text:style-name="P37">Ще се изтества възможноста да се изпраща точното местоположение на потребителя, който търси лесна цел. Така и дори да не знае къде точно се намира ще може да подаде точен и ясен адреси да му излезнат паркинги покрай неговата локацията.</text:p>
      <text:p text:style-name="P24"/>
      <text:p text:style-name="P24"/>
      <text:p text:style-name="P24"/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h text:style-name="P48" text:outline-level="1"><text:soft-page-break/>Компоненти </text:h>
      <text:p text:style-name="P39">Платформата ще има <text:span text:style-name="T10">четири</text:span> основни компонента. </text:p>
      <text:p text:style-name="P40">Първият и основен компонент е:</text:p>
      <text:p text:style-name="P41">Да се намерят паркинги като това ще става с регистрация или логване на потребителя </text:p>
      <text:p text:style-name="P18"><text:span text:style-name="T11">Втори компонент:</text:span><text:span text:style-name="T19"> </text:span></text:p>
      <text:p text:style-name="P19"><text:span text:style-name="T19">Login страница - Позволява на потребителя да влезе със своя профил за да може да </text:span><text:span text:style-name="T20">достъпва определено съдържание.</text:span></text:p>
      <text:p text:style-name="P42">Третие компонент:</text:p>
      <text:p text:style-name="P20">Register Form - Позволява на потребителя да създаде свой профил за да има достъп до съдържанието на страниците в приложението.</text:p>
      <text:p text:style-name="P39">И четвърти компонент на приложението ще е плащането на таксата за работата на приложението. Да може да се плаща през телефона.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46" text:outline-level="2"><text:soft-page-break/>Оценка на риска</text:h>
      <text:p text:style-name="P17"><text:span text:style-name="T21">В таблицата се описват основните рискове които могат да настъпят при работа с </text:span><text:span text:style-name="T22">приложението.</text:span></text:p>
      <text:list xml:id="list6983061365037372820" text:style-name="WW8Num2">
        <text:list-header>
          <text:p text:style-name="P49"/>
        </text:list-header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Text_20_body">#</text:p>
          </table:table-cell>
          <table:table-cell table:style-name="Таблица1.A1" office:value-type="string">
            <text:p text:style-name="P27">Риск</text:p>
          </table:table-cell>
          <table:table-cell table:style-name="Таблица1.A1" office:value-type="string">
            <text:p text:style-name="Text_20_body">Impact</text:p>
          </table:table-cell>
          <table:table-cell table:style-name="Таблица1.A1" office:value-type="string">
            <text:p text:style-name="P26">Предизвиква се от</text:p>
          </table:table-cell>
          <table:table-cell table:style-name="Таблица1.E1" office:value-type="string">
            <text:p text:style-name="P26">Как може да се справим с него</text:p>
          </table:table-cell>
        </table:table-row>
        <table:table-row table:style-name="Таблица1.1"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9">Сигурност на личните данни</text:p>
          </table:table-cell>
          <table:table-cell table:style-name="Таблица1.A2" office:value-type="string">
            <text:p text:style-name="P30">Висок</text:p>
          </table:table-cell>
          <table:table-cell table:style-name="Таблица1.A2" office:value-type="string">
            <text:p text:style-name="P30">Опит за злонамерено влизане в чужд профил</text:p>
          </table:table-cell>
          <table:table-cell table:style-name="Таблица1.E2" office:value-type="string">
            <text:p text:style-name="P43">Тестване на нивото на сигурност с по сложни пароли и прочие</text:p>
          </table:table-cell>
        </table:table-row>
        <table:table-row table:style-name="Таблица1.1">
          <table:table-cell table:style-name="Таблица1.A2" office:value-type="string">
            <text:p text:style-name="P28">2</text:p>
          </table:table-cell>
          <table:table-cell table:style-name="Таблица1.A2" office:value-type="string">
            <text:p text:style-name="P32"><text:span text:style-name="T29">Клиентски и</text:span><text:span text:style-name="T30">зисквания</text:span></text:p>
          </table:table-cell>
          <table:table-cell table:style-name="Таблица1.A2" office:value-type="string">
            <text:p text:style-name="P31">Висок</text:p>
          </table:table-cell>
          <table:table-cell table:style-name="Таблица1.A2" office:value-type="string">
            <text:p text:style-name="P3">Неправилно</text:p>
            <text:p text:style-name="P4">изпълнени или</text:p>
            <text:p text:style-name="P5">зададени изисквания</text:p>
          </table:table-cell>
          <table:table-cell table:style-name="Таблица1.E2" office:value-type="string">
            <text:p text:style-name="P3">Поддържане на постоянна</text:p>
            <text:p text:style-name="P5">комуникация с клиента.</text:p>
          </table:table-cell>
        </table:table-row>
        <table:table-row table:style-name="Таблица1.1">
          <table:table-cell table:style-name="Таблица1.A2" office:value-type="string">
            <text:p text:style-name="P28">3</text:p>
          </table:table-cell>
          <table:table-cell table:style-name="Таблица1.A2" office:value-type="string">
            <text:list xml:id="list41782063" text:continue-numbering="true" text:style-name="WW8Num2">
              <text:list-header>
                <text:p text:style-name="P50">Качество на продукта</text:p>
              </text:list-header>
            </text:list>
          </table:table-cell>
          <table:table-cell table:style-name="Таблица1.A2" office:value-type="string">
            <text:p text:style-name="P25">Среден</text:p>
          </table:table-cell>
          <table:table-cell table:style-name="Таблица1.A2" office:value-type="string">
            <text:p text:style-name="P3">Не качествен код и не</text:p>
            <text:p text:style-name="P4">тестване на</text:p>
            <text:p text:style-name="P5">функционалността</text:p>
          </table:table-cell>
          <table:table-cell table:style-name="Таблица1.E2" office:value-type="string">
            <text:p text:style-name="P3">Създаване на</text:p>
            <text:p text:style-name="P4">автоматизирани тестове за</text:p>
            <text:p text:style-name="P4">редовно тестване на</text:p>
            <text:p text:style-name="P5">процесите.</text:p>
          </table:table-cell>
        </table:table-row>
        <table:table-row table:style-name="Таблица1.1">
          <table:table-cell table:style-name="Таблица1.A2" office:value-type="string">
            <text:p text:style-name="P28">4</text:p>
          </table:table-cell>
          <table:table-cell table:style-name="Таблица1.A2" office:value-type="string">
            <text:p text:style-name="P25">Скорост</text:p>
          </table:table-cell>
          <table:table-cell table:style-name="Таблица1.A2" office:value-type="string">
            <text:p text:style-name="P25">Среден</text:p>
          </table:table-cell>
          <table:table-cell table:style-name="Таблица1.A2" office:value-type="string">
            <text:p text:style-name="P3">Много заявки към</text:p>
            <text:p text:style-name="P5">сървъра</text:p>
          </table:table-cell>
          <table:table-cell table:style-name="Таблица1.E2" office:value-type="string">
            <text:p text:style-name="P3">Тестване с различни</text:p>
            <text:p text:style-name="P4">инструменти за</text:p>
            <text:p text:style-name="P4">максималната натовареност</text:p>
            <text:p text:style-name="P5">на сървъра.</text:p>
          </table:table-cell>
        </table:table-row>
      </table:table>
      <text:p text:style-name="P1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><text:soft-page-break/><text:span text:style-name="T16">3 <text:s text:c="2"/></text:span><text:span text:style-name="T17">Тестови сценарии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1">Id на тестови сценарий </text:p>
          </table:table-cell>
          <table:table-cell table:style-name="Таблица2.A1" office:value-type="string">
            <text:p text:style-name="P12">Тест </text:p>
            <text:p text:style-name="P12">сценарии</text:p>
          </table:table-cell>
          <table:table-cell table:style-name="Таблица2.A1" office:value-type="string">
            <text:p text:style-name="P11">Предусловия</text:p>
          </table:table-cell>
          <table:table-cell table:style-name="Таблица2.A1" office:value-type="string">
            <text:p text:style-name="P11">Тестови стъпки</text:p>
            <text:p text:style-name="P13"/>
          </table:table-cell>
          <table:table-cell table:style-name="Таблица2.A1" office:value-type="string">
            <text:p text:style-name="P11">Тестови данни</text:p>
          </table:table-cell>
          <table:table-cell table:style-name="Таблица2.A1" office:value-type="string">
            <text:p text:style-name="P11">Очакван резултат</text:p>
          </table:table-cell>
          <table:table-cell table:style-name="Таблица2.G1" office:value-type="string">
            <text:p text:style-name="P11">Действителен резултат</text:p>
          </table:table-cell>
        </table:table-row>
        <table:table-row table:style-name="Таблица2.1">
          <table:table-cell table:style-name="Таблица2.A2" office:value-type="string">
            <text:p text:style-name="P14"><text:span text:style-name="T25">Login 1.</text:span><text:span text:style-name="T26">1</text:span></text:p>
          </table:table-cell>
          <table:table-cell table:style-name="Таблица2.A2" office:value-type="string">
            <text:p text:style-name="P7">Тест на Login</text:p>
            <text:p text:style-name="P14"><text:span text:style-name="T25">функционалността </text:span><text:span text:style-name="T26">(Въвеждане на</text:span></text:p>
            <text:p text:style-name="P15"><text:span text:style-name="T25">валидни данни</text:span><text:span text:style-name="T26">)</text:span></text:p>
          </table:table-cell>
          <table:table-cell table:style-name="Таблица2.A2" office:value-type="string">
            <text:p text:style-name="P7">Валиден</text:p>
            <text:p text:style-name="P7">потребителски</text:p>
            <text:p text:style-name="P9">акаунт.</text:p>
            <text:p text:style-name="Standard"/>
          </table:table-cell>
          <table:table-cell table:style-name="Таблица2.A2" office:value-type="string">
            <text:p text:style-name="P6">1. Навигиране към Login</text:p>
            <text:p text:style-name="P7">формата чрез бутона Login.</text:p>
            <text:p text:style-name="P7">2. Въвеждане на коректен email.</text:p>
            <text:p text:style-name="P7">3. Въвеждане на коректна парола</text:p>
            <text:p text:style-name="P7">4. Натискам Login бутона и получавам съобщение за успешно логване</text:p>
          </table:table-cell>
          <table:table-cell table:style-name="Таблица2.A2" office:value-type="string">
            <text:p text:style-name="P7">1.Валиден email</text:p>
            <text:p text:style-name="P7">2.Валидна</text:p>
            <text:p text:style-name="P9">парола</text:p>
          </table:table-cell>
          <table:table-cell table:style-name="Таблица2.A2" office:value-type="string">
            <text:p text:style-name="P7">Успешно логване</text:p>
            <text:p text:style-name="P7">и прехвърляне</text:p>
            <text:p text:style-name="P7">към главната</text:p>
            <text:p text:style-name="P9">страница.</text:p>
          </table:table-cell>
          <table:table-cell table:style-name="Таблица2.G2" office:value-type="string">
            <text:p text:style-name="Standard">Успешен</text:p>
          </table:table-cell>
        </table:table-row>
        <table:table-row table:style-name="Таблица2.1">
          <table:table-cell table:style-name="Таблица2.A2" office:value-type="string">
            <text:p text:style-name="P14"><text:span text:style-name="T25">Login 1.</text:span><text:span text:style-name="T26">2</text:span></text:p>
          </table:table-cell>
          <table:table-cell table:style-name="Таблица2.A2" office:value-type="string">
            <text:p text:style-name="P7">Тест на Login</text:p>
            <text:p text:style-name="P14"><text:span text:style-name="T25">функционалността </text:span><text:span text:style-name="T26">(</text:span><text:span text:style-name="T25">Не въвеждане на email</text:span><text:span text:style-name="T26">)</text:span></text:p>
          </table:table-cell>
          <table:table-cell table:style-name="Таблица2.A2" office:value-type="string">
            <text:p text:style-name="P7">Валиден</text:p>
            <text:p text:style-name="P7">потребителски</text:p>
            <text:p text:style-name="P9">акаунт.</text:p>
            <text:p text:style-name="Standard"/>
          </table:table-cell>
          <table:table-cell table:style-name="Таблица2.A2" office:value-type="string">
            <text:p text:style-name="P6">1.Навигиране към Login</text:p>
            <text:p text:style-name="P7">формата чрез бутона Login.</text:p>
            <text:p text:style-name="P7">2.Въвеждане на коректна парола</text:p>
            <text:p text:style-name="P9">3.Натискам Login бутона</text:p>
          </table:table-cell>
          <table:table-cell table:style-name="Таблица2.A2" office:value-type="string">
            <text:p text:style-name="Standard">1.Валиден<text:span text:style-name="T10">а</text:span> <text:span text:style-name="T10">парола</text:span></text:p>
          </table:table-cell>
          <table:table-cell table:style-name="Таблица2.A2" office:value-type="string">
            <text:p text:style-name="P7">Показване на</text:p>
            <text:p text:style-name="P7">съобщение за не</text:p>
            <text:p text:style-name="P9">попълнен email</text:p>
          </table:table-cell>
          <table:table-cell table:style-name="Таблица2.G2" office:value-type="string">
            <text:p text:style-name="Standard">Успешен</text:p>
          </table:table-cell>
        </table:table-row>
        <table:table-row table:style-name="Таблица2.1">
          <table:table-cell table:style-name="Таблица2.A2" office:value-type="string">
            <text:p text:style-name="P14"><text:span text:style-name="T25">Login 1.</text:span><text:span text:style-name="T26">3</text:span></text:p>
          </table:table-cell>
          <table:table-cell table:style-name="Таблица2.A2" office:value-type="string">
            <text:p text:style-name="P7">Тест на Login</text:p>
            <text:p text:style-name="P14"><text:span text:style-name="T25">функционалността </text:span><text:span text:style-name="T26">(</text:span><text:span text:style-name="T25">Не въвеждане на парола</text:span><text:span text:style-name="T26">)</text:span></text:p>
          </table:table-cell>
          <table:table-cell table:style-name="Таблица2.A2" office:value-type="string">
            <text:p text:style-name="P7">Валиден</text:p>
            <text:p text:style-name="P7">потребителски</text:p>
            <text:p text:style-name="P9">акаунт.</text:p>
            <text:p text:style-name="Standard"/>
          </table:table-cell>
          <table:table-cell table:style-name="Таблица2.A2" office:value-type="string">
            <text:p text:style-name="P6">1.Навигиране към Login</text:p>
            <text:p text:style-name="P7">формата чрез бутона Login.</text:p>
            <text:p text:style-name="P7">2.Въвеждане на коректен email</text:p>
            <text:p text:style-name="P9">3.Натискам Login бутона</text:p>
          </table:table-cell>
          <table:table-cell table:style-name="Таблица2.A2" office:value-type="string">
            <text:p text:style-name="Standard"><text:span text:style-name="T10">1.</text:span>Валиден <text:span text:style-name="T1">email</text:span></text:p>
          </table:table-cell>
          <table:table-cell table:style-name="Таблица2.A2" office:value-type="string">
            <text:p text:style-name="P7">Показване на</text:p>
            <text:p text:style-name="P7">съобщение за не</text:p>
            <text:p text:style-name="P7">попълнена</text:p>
            <text:p text:style-name="P9">парола</text:p>
          </table:table-cell>
          <table:table-cell table:style-name="Таблица2.G2" office:value-type="string">
            <text:p text:style-name="Standard">Успешен</text:p>
          </table:table-cell>
        </table:table-row>
        <table:table-row table:style-name="Таблица2.1">
          <table:table-cell table:style-name="Таблица2.A5" office:value-type="string">
            <text:p text:style-name="P14"><text:span text:style-name="T25">Login 1.</text:span><text:span text:style-name="T27">4</text:span></text:p>
          </table:table-cell>
          <table:table-cell table:style-name="Таблица2.A5" office:value-type="string">
            <text:p text:style-name="P7">Тест на Login</text:p>
            <text:p text:style-name="P7">функционалността (Не въвеждане</text:p>
            <text:p text:style-name="P7">на email и парола)</text:p>
          </table:table-cell>
          <table:table-cell table:style-name="Таблица2.A5" office:value-type="string">
            <text:p text:style-name="P8"/>
          </table:table-cell>
          <table:table-cell table:style-name="Таблица2.A5" office:value-type="string">
            <text:p text:style-name="P6">1.Навигиране към Login</text:p>
            <text:p text:style-name="P7">формата чрез бутона Login.</text:p>
            <text:p text:style-name="P9">2.Натискам Login бутона</text:p>
          </table:table-cell>
          <table:table-cell table:style-name="Таблица2.A5" office:value-type="string">
            <text:p text:style-name="P16"/>
          </table:table-cell>
          <table:table-cell table:style-name="Таблица2.A5" office:value-type="string">
            <text:p text:style-name="P7">Показване на</text:p>
            <text:p text:style-name="P7">съобщение за не</text:p>
            <text:p text:style-name="P7">попълнен email и парола</text:p>
          </table:table-cell>
          <table:table-cell table:style-name="Таблица2.G5" office:value-type="string">
            <text:p text:style-name="Standard">Успешен</text:p>
          </table:table-cell>
        </table:table-row>
        <table:table-row table:style-name="Таблица2.1">
          <table:table-cell table:style-name="Таблица2.A5" office:value-type="string">
            <text:p text:style-name="P14"><text:span text:style-name="T12">Registration </text:span><text:span text:style-name="T25">1.</text:span><text:span text:style-name="T26">1</text:span></text:p>
          </table:table-cell>
          <table:table-cell table:style-name="Таблица2.A5" office:value-type="string">
            <text:p text:style-name="P7">Създаване на</text:p>
            <text:p text:style-name="P14"><text:span text:style-name="T25">потребител </text:span><text:span text:style-name="T26">(</text:span><text:span text:style-name="T25">Въвеждане на</text:span></text:p>
            <text:p text:style-name="P15"><text:span text:style-name="T25">валидни данни</text:span><text:span text:style-name="T26">)</text:span></text:p>
          </table:table-cell>
          <table:table-cell table:style-name="Таблица2.A5" office:value-type="string">
            <text:p text:style-name="P7">Валиден и</text:p>
            <text:p text:style-name="P7">съществуващ</text:p>
            <text:p text:style-name="P7">email, парола и</text:p>
            <text:p text:style-name="P9">имена</text:p>
          </table:table-cell>
          <table:table-cell table:style-name="Таблица2.A5" office:value-type="string">
            <text:p text:style-name="P6">1.Навигиране към Register</text:p>
            <text:p text:style-name="P7">формата чрез бутона Register.</text:p>
            <text:p text:style-name="P7">2.Въвеждане на коректен email.</text:p>
            <text:p text:style-name="P7">3.Въвеждане на коректна парола</text:p>
            <text:p text:style-name="P7">4.Въвеждане на коректно име</text:p>
            <text:p text:style-name="P7">5.Въвеждане на коректна фамилия</text:p>
            <text:p text:style-name="P9">6.Натискам Register бутона</text:p>
          </table:table-cell>
          <table:table-cell table:style-name="Таблица2.A5" office:value-type="string">
            <text:p text:style-name="P7">1.Валиден email</text:p>
            <text:p text:style-name="P7">2.Валидна</text:p>
            <text:p text:style-name="P7">парола</text:p>
            <text:p text:style-name="P7">3.Валидно име</text:p>
            <text:p text:style-name="P7">4.Валидна</text:p>
            <text:p text:style-name="P9">фамилия</text:p>
          </table:table-cell>
          <table:table-cell table:style-name="Таблица2.A5" office:value-type="string">
            <text:p text:style-name="P7">Успешно</text:p>
            <text:p text:style-name="P7">създаване на</text:p>
            <text:p text:style-name="P9">потребител</text:p>
          </table:table-cell>
          <table:table-cell table:style-name="Таблица2.G5" office:value-type="string">
            <text:p text:style-name="Standard">Успешен</text:p>
          </table:table-cell>
        </table:table-row>
        <table:table-row table:style-name="Таблица2.1">
          <table:table-cell table:style-name="Таблица2.A5" office:value-type="string">
            <text:p text:style-name="P14"><text:span text:style-name="T12">Registration </text:span><text:span text:style-name="T25">1.</text:span><text:span text:style-name="T26">2</text:span></text:p>
          </table:table-cell>
          <table:table-cell table:style-name="Таблица2.A5" office:value-type="string">
            <text:p text:style-name="P7">Създаване на</text:p>
            <text:p text:style-name="P7">потребител</text:p>
            <text:p text:style-name="P14"><text:span text:style-name="T26">(</text:span><text:span text:style-name="T25">Не въвеждане</text:span></text:p>
            <text:p text:style-name="P15"><text:span text:style-name="T25">на парола</text:span><text:span text:style-name="T26">)</text:span></text:p>
          </table:table-cell>
          <table:table-cell table:style-name="Таблица2.A5" office:value-type="string">
            <text:p text:style-name="P7">Валиден и</text:p>
            <text:p text:style-name="P7">съществуващ</text:p>
            <text:p text:style-name="P9">email и имена</text:p>
          </table:table-cell>
          <table:table-cell table:style-name="Таблица2.A5" office:value-type="string">
            <text:p text:style-name="P6">1.Навигиране към Register</text:p>
            <text:p text:style-name="P7">формата чрез бутона <text:s/>Register.</text:p>
            <text:p text:style-name="P7">2.Въвеждане на коректен email.</text:p>
            <text:p text:style-name="P7">3.Въвеждане на коректно име</text:p>
            <text:p text:style-name="P7">4.Въвеждане на коректна фамилия</text:p>
            <text:p text:style-name="P9">5.Натискам Register бутона</text:p>
          </table:table-cell>
          <table:table-cell table:style-name="Таблица2.A5" office:value-type="string">
            <text:p text:style-name="P7">1.Валиден email</text:p>
            <text:p text:style-name="P7">2.Валидно име</text:p>
            <text:p text:style-name="P7">3.Валидна</text:p>
            <text:p text:style-name="P9">фамилия</text:p>
          </table:table-cell>
          <table:table-cell table:style-name="Таблица2.A5" office:value-type="string">
            <text:p text:style-name="P7">Показване на</text:p>
            <text:p text:style-name="P7">съобщение за</text:p>
            <text:p text:style-name="P7">непопълнени</text:p>
            <text:p text:style-name="P9">полета</text:p>
          </table:table-cell>
          <table:table-cell table:style-name="Таблица2.G5" office:value-type="string">
            <text:p text:style-name="Standard">Успешен</text:p>
          </table:table-cell>
        </table:table-row>
        <table:table-row table:style-name="Таблица2.1">
          <table:table-cell table:style-name="Таблица2.A5" office:value-type="string">
            <text:p text:style-name="P14"><text:span text:style-name="T12">Registration </text:span><text:span text:style-name="T25">1.</text:span><text:span text:style-name="T26">3</text:span></text:p>
          </table:table-cell>
          <table:table-cell table:style-name="Таблица2.A5" office:value-type="string">
            <text:p text:style-name="P7">Създаване на</text:p>
            <text:p text:style-name="P7">потребител</text:p>
            <text:p text:style-name="P14"><text:span text:style-name="T26">(</text:span><text:span text:style-name="T25">Не въвеждане</text:span></text:p>
            <text:p text:style-name="P15"><text:span text:style-name="T25">на email</text:span><text:span text:style-name="T26">)</text:span></text:p>
          </table:table-cell>
          <table:table-cell table:style-name="Таблица2.A5" office:value-type="string">
            <text:p text:style-name="P7">Валидни</text:p>
            <text:p text:style-name="P7">парола и имена</text:p>
          </table:table-cell>
          <table:table-cell table:style-name="Таблица2.A5" office:value-type="string">
            <text:p text:style-name="P6">1.Навигиране към Register формата чрез бутона Register.</text:p>
            <text:p text:style-name="P7">2.Въвеждане на коректна парола</text:p>
            <text:p text:style-name="P7">3.Въвеждане на коректно име</text:p>
            <text:p text:style-name="P7">4.Въвеждане на коректна фамилия</text:p>
            <text:p text:style-name="P9">5.Натискам Register бутона</text:p>
          </table:table-cell>
          <table:table-cell table:style-name="Таблица2.A5" office:value-type="string">
            <text:p text:style-name="P7">1.Валидна парола</text:p>
            <text:p text:style-name="P7">2.Валидно име</text:p>
            <text:p text:style-name="P7">3.Валидна фамилия</text:p>
          </table:table-cell>
          <table:table-cell table:style-name="Таблица2.A5" office:value-type="string">
            <text:p text:style-name="P7">Показване на</text:p>
            <text:p text:style-name="P7">съобщение за</text:p>
            <text:p text:style-name="P7">непопълнени полета</text:p>
          </table:table-cell>
          <table:table-cell table:style-name="Таблица2.G5" office:value-type="string">
            <text:p text:style-name="Standard">Успешен</text:p>
          </table:table-cell>
        </table:table-row>
        <table:table-row table:style-name="Таблица2.1">
          <table:table-cell table:style-name="Таблица2.A2" office:value-type="string">
            <text:p text:style-name="P14"><text:span text:style-name="T12">Registration </text:span><text:span text:style-name="T25">1.</text:span><text:span text:style-name="T26">4</text:span></text:p>
          </table:table-cell>
          <table:table-cell table:style-name="Таблица2.A2" office:value-type="string">
            <text:p text:style-name="P6">Създаване на</text:p>
            <text:p text:style-name="P14"><text:span text:style-name="T25">потребител </text:span><text:span text:style-name="T26">(</text:span><text:span text:style-name="T25">Не въвеждане</text:span></text:p>
            <text:p text:style-name="P7">на никакви</text:p>
            <text:p text:style-name="P7">данни за</text:p>
            <text:p text:style-name="P15"><text:span text:style-name="T25">потребителя</text:span><text:span text:style-name="T26">)</text:span></text:p>
          </table:table-cell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6">1.Навигиране към Register</text:p>
            <text:p text:style-name="P7">формата чрез бутона Register.</text:p>
            <text:p text:style-name="P9">2.Натискам Register бутона</text:p>
          </table:table-cell>
          <table:table-cell table:style-name="Таблица2.A2" office:value-type="string">
            <text:p text:style-name="P7">1.Навигиране към Register</text:p>
            <text:p text:style-name="P7">формата чрез бутона Register.</text:p>
            <text:p text:style-name="P15"><text:span text:style-name="T25">2.Натискам Register бутона</text:span>.</text:p>
          </table:table-cell>
          <table:table-cell table:style-name="Таблица2.A2" office:value-type="string">
            <text:p text:style-name="P7">Показване на</text:p>
            <text:p text:style-name="P7">съобщение за</text:p>
            <text:p text:style-name="P7">непопълнени</text:p>
            <text:p text:style-name="P15"><text:span text:style-name="T25">полета</text:span> .</text:p>
          </table:table-cell>
          <table:table-cell table:style-name="Таблица2.G2" office:value-type="string">
            <text:p text:style-name="Standard">Успешен </text:p>
          </table:table-cell>
        </table:table-row>
        <table:table-row table:style-name="Таблица2.1">
          <table:table-cell table:style-name="Таблица2.A2" office:value-type="string">
            <text:p text:style-name="Standard"><text:span text:style-name="T14">Payment</text:span> 1.<text:span text:style-name="T10">1</text:span></text:p>
          </table:table-cell>
          <table:table-cell table:style-name="Таблица2.A2" office:value-type="string">
            <text:p text:style-name="Standard">Верификация на модула за<text:span text:style-name="T1"> </text:span>плащане</text:p>
          </table:table-cell>
          <table:table-cell table:style-name="Таблица2.A2" office:value-type="string">
            <text:p text:style-name="Standard">номер на карта</text:p>
            <text:p text:style-name="Standard">Дата на изтичане на картата</text:p>
            <text:p text:style-name="Standard">последните 3 цифри на гърба на картата</text:p>
            <text:p text:style-name="Standard"><text:soft-page-break/>телефонен номер.</text:p>
          </table:table-cell>
          <table:table-cell table:style-name="Таблица2.A2" office:value-type="string">
            <text:p text:style-name="P51"><text:span text:style-name="T10">1.</text:span>Влизаме в системата;</text:p>
            <text:p text:style-name="P51"><text:span text:style-name="T10">2.</text:span>Избираме от менюто плащане;</text:p>
            <text:p text:style-name="P51"><text:span text:style-name="T10">3.</text:span>Избираме начин на плащане;</text:p>
            <text:p text:style-name="P51"><text:span text:style-name="T10">4.</text:span><text:span text:style-name="T13">въвеждаме всички </text:span><text:soft-page-break/><text:span text:style-name="T13">необходими данни</text:span><text:span text:style-name="T33"> </text:span></text:p>
            <text:p text:style-name="P51"><text:span text:style-name="T10">5.</text:span>Натискаме бутона „Плати“</text:p>
          </table:table-cell>
          <table:table-cell table:style-name="Таблица2.A2" office:value-type="string">
            <text:p text:style-name="Standard">Влизането е успешно и всички задължителни данни са въведени правилно и коректно.</text:p>
          </table:table-cell>
          <table:table-cell table:style-name="Таблица2.A2" office:value-type="string">
            <text:p text:style-name="Standard">Успешно плащане</text:p>
          </table:table-cell>
          <table:table-cell table:style-name="Таблица2.G2" office:value-type="string">
            <text:p text:style-name="Standard">Успешен</text:p>
          </table:table-cell>
        </table:table-row>
      </table:table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Roboto" svg:font-family="Roboto, RobotoDraft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1pt" fo:language="en" fo:country="US" style:font-name-asian="Times New Roman" style:font-size-asian="11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212cm" fo:keep-with-next="always"/>
      <style:text-properties fo:font-size="12pt" fo:font-weight="bold" style:font-size-asian="12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/>
    </style:style>
    <style:style style:name="Bullet" style:family="paragraph" style:parent-style-name="Standard" style:list-style-name="WW8Num2">
      <style:text-properties fo:font-size="11pt" style:font-size-asian="11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.212cm" fo:margin-bottom="0cm" fo:text-indent="1.27cm" style:auto-text-indent="false"/>
      <style:text-properties fo:font-size="11pt" fo:font-weight="bold" style:font-size-asian="11pt" style:font-weight-asian="bold" style:font-size-complex="10pt"/>
    </style:style>
    <style:style style:name="Body_20_Text_20_Indent_20_2" style:display-name="Body Text Indent 2" style:family="paragraph" style:parent-style-name="Standard">
      <style:paragraph-properties fo:margin-left="1.016cm" fo:margin-right="0cm" fo:margin-top="0.212cm" fo:margin-bottom="0cm" fo:text-indent="1.27cm" style:auto-text-indent="false"/>
      <style:text-properties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weight="bold" style:font-weight-asian="bold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Normal_20_Indent" style:display-name="Normal Indent" style:family="paragraph" style:parent-style-name="Standard">
      <style:paragraph-properties fo:margin-left="1.27cm" fo:margin-right="0cm" fo:margin-top="0.212cm" fo:margin-bottom="0cm" fo:text-indent="1.27cm" style:auto-text-indent="false"/>
      <style:text-properties fo:font-size="11pt" style:font-size-asian="11pt" style:font-size-complex="10pt"/>
    </style:style>
    <style:style style:name="Body_20_Text_20_Indent_20_3" style:display-name="Body Text Indent 3" style:family="paragraph" style:parent-style-name="Standard">
      <style:paragraph-properties fo:margin-left="0cm" fo:margin-right="0cm" fo:margin-top="0.212cm" fo:margin-bottom="0cm" fo:text-indent="1.27cm" style:auto-text-indent="false"/>
      <style:text-properties fo:font-size="11pt" style:font-size-asian="11pt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cm" fo:margin-right="0cm" fo:margin-top="0.212cm" fo:margin-bottom="0cm" fo:text-indent="1.27cm" style:auto-text-indent="false"/>
      <style:text-properties fo:font-size="11pt" style:font-size-asian="11pt" style:font-size-complex="10pt"/>
    </style:style>
    <style:style style:name="body" style:family="paragraph" style:parent-style-name="Standard">
      <style:paragraph-properties fo:orphans="0" fo:widows="0"/>
      <style:text-properties fo:font-size="10pt" style:font-size-asian="10pt"/>
    </style:style>
    <style:style style:name="Caption_20__28_user_29_" style:display-name="Caption (user)" style:family="paragraph" style:parent-style-name="Standard" style:next-style-name="Standard">
      <style:text-properties fo:font-size="14pt" fo:font-weight="bold" style:font-size-asian="14pt" style:font-weight-asian="bold" style:font-weight-complex="bold"/>
    </style:style>
    <style:style style:name="Body_20_Text_20_2" style:display-name="Body Text 2" style:family="paragraph" style:parent-style-name="Standard">
      <style:paragraph-properties style:text-autospace="none"/>
      <style:text-properties fo:color="#0000ff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font-size="12pt" style:font-size-asian="12pt"/>
    </style:style>
    <style:style style:name="bodyt_20_text" style:display-name="bodyt text" style:family="paragraph" style:parent-style-name="Standard">
      <style:text-properties fo:font-size="10pt" style:font-size-asian="10pt" style:font-size-complex="10pt"/>
    </style:style>
    <style:style style:name="Plain_20_Header" style:display-name="Plain Header" style:family="paragraph" style:parent-style-name="Standard" style:next-style-name="body">
      <style:paragraph-properties fo:margin-top="0.282cm" fo:margin-bottom="0cm" fo:keep-with-next="always"/>
      <style:text-properties style:font-name="Arial" fo:font-size="10pt" fo:language="en" fo:country="GB" fo:font-weight="bold" style:font-size-asian="10pt" style:font-weight-asian="bold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WW8Num1z0" style:family="text">
      <style:text-properties style:use-window-font-color="true"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bg" fo:country="BG"/>
    </style:style>
    <style:style style:name="WW8Num2z1" style:family="text"/>
    <style:style style:name="WW8Num2z2" style:family="text"/>
    <style:style style:name="WW8Num3z0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Symbol" style:font-name-complex="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Arial" style:font-name-asian="Times New Roman" style:font-name-complex="Arial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fo:color="#000000" style:font-name="Symbol" fo:font-size="10pt" style:font-size-asian="10pt" style:font-name-complex="Symbol" style:font-size-complex="11pt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style:font-name-complex="Wingdings"/>
    </style:style>
    <style:style style:name="WW8Num20z0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 New Roman" style:font-name-asian="Times New Roman" style:font-name-complex="Times New Roman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>
      <style:text-properties fo:font-size="14pt" fo:language="en" fo:country="US" style:font-size-asian="14pt" style:font-size-complex="12pt" style:language-complex="ar" style:country-complex="SA"/>
    </style:style>
    <style:style style:name="michelledunn" style:family="text">
      <style:text-properties fo:color="#000080" style:font-name="Arial" fo:font-size="10pt" style:font-size-asian="10pt" style:font-name-complex="Aria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30cm" fo:page-height="27.94cm" style:num-format="1" style:print-orientation="portrait" fo:margin-top="1.27cm" fo:margin-bottom="1.27cm" fo:margin-left="1.147cm" fo:margin-right="1.1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30cm" fo:page-height="27.94cm" style:num-format="1" style:print-orientation="portrait" fo:margin-top="2.54cm" fo:margin-bottom="2.54cm" fo:margin-left="1.147cm" fo:margin-right="1.1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st Plan Template</dc:title>
    <meta:initial-creator>Janet Gregory</meta:initial-creator>
    <meta:creation-date>2019-10-20T11:33:00</meta:creation-date>
    <dc:creator>Вячеслав Рубский</dc:creator>
    <dc:date>2020-12-02T21:56:05.85</dc:date>
    <meta:print-date>2005-06-20T12:05:00</meta:print-date>
    <meta:editing-cycles>3</meta:editing-cycles>
    <meta:editing-duration>PT1M25S</meta:editing-duration>
    <meta:document-statistic meta:table-count="2" meta:image-count="0" meta:object-count="0" meta:page-count="5" meta:paragraph-count="229" meta:word-count="790" meta:character-count="5149"/>
    <meta:generator>OpenOffice/4.1.5$Win32 OpenOffice.org_project/415m1$Build-9789</meta:generator>
    <meta:user-defined meta:name="_AdHocReviewCycleID" meta:value-type="float">1044225045</meta:user-defined>
    <meta:user-defined meta:name="_AuthorEmail">janet_gregory@shaw.ca</meta:user-defined>
    <meta:user-defined meta:name="_AuthorEmailDisplayName">Janet Gregory</meta:user-defined>
    <meta:user-defined meta:name="_EmailSubject">[agile-testing] Test plan templates?</meta:user-defined>
    <meta:user-defined meta:name="__Grammarly_42___1" meta:value-type="string">H4sIAAAAAAAEAKtWcslP9kxRslIyNDYyNDMwNrMEAkNDA0sLSyUdpeDU4uLM/DyQAsNaANTpYSEsAAAA</meta:user-defined>
    <meta:user-defined meta:name="__Grammarly_42____i" meta:value-type="string">H4sIAAAAAAAEAKtWckksSQxILCpxzi/NK1GyMqwFAAEhoTITAAAA</meta:user-defined>
  </office:meta>
</office:document-meta>
</file>